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16" table:style-name="ta1">
        <table:shapes>
          <draw:frame draw:z-index="0" draw:style-name="gr1" draw:text-style-name="P1" svg:width="453.34pt" svg:height="255.23pt" svg:x="132.66pt" svg:y="26.36pt">
            <draw:object draw:notify-on-update-of-ranges="munge_vectors16.A1:munge_vectors16.A65 munge_vectors16.B1:munge_vectors16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1.37" calcext:value-type="float">
            <text:p>1841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3.44" calcext:value-type="float">
            <text:p>3743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5.57" calcext:value-type="float">
            <text:p>1845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66.56" calcext:value-type="float">
            <text:p>3566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5.29" calcext:value-type="float">
            <text:p>1835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20.9" calcext:value-type="float">
            <text:p>372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2.79" calcext:value-type="float">
            <text:p>1832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47.26" calcext:value-type="float">
            <text:p>3547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4.17" calcext:value-type="float">
            <text:p>1824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99.05" calcext:value-type="float">
            <text:p>3699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2.94" calcext:value-type="float">
            <text:p>1822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39.5" calcext:value-type="float">
            <text:p>353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8.02" calcext:value-type="float">
            <text:p>1818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6.1" calcext:value-type="float">
            <text:p>3686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13.76" calcext:value-type="float">
            <text:p>1813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27.89" calcext:value-type="float">
            <text:p>3527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0.25" calcext:value-type="float">
            <text:p>1810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75.87" calcext:value-type="float">
            <text:p>3675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4.06" calcext:value-type="float">
            <text:p>1804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12.02" calcext:value-type="float">
            <text:p>3512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2.92" calcext:value-type="float">
            <text:p>1802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64.38" calcext:value-type="float">
            <text:p>3664.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99.82" calcext:value-type="float">
            <text:p>1799.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98.38" calcext:value-type="float">
            <text:p>3498.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99.14" calcext:value-type="float">
            <text:p>1799.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4.61" calcext:value-type="float">
            <text:p>3644.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92.76" calcext:value-type="float">
            <text:p>1792.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76.6" calcext:value-type="float">
            <text:p>3476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96.14" calcext:value-type="float">
            <text:p>1796.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28.66" calcext:value-type="float">
            <text:p>3628.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87.98" calcext:value-type="float">
            <text:p>1787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63.85" calcext:value-type="float">
            <text:p>3463.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85.37" calcext:value-type="float">
            <text:p>1785.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13.96" calcext:value-type="float">
            <text:p>3613.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8.9" calcext:value-type="float">
            <text:p>1778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56.38" calcext:value-type="float">
            <text:p>3456.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0.84" calcext:value-type="float">
            <text:p>1780.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06.77" calcext:value-type="float">
            <text:p>3606.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74.89" calcext:value-type="float">
            <text:p>1774.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39.38" calcext:value-type="float">
            <text:p>3439.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72.09" calcext:value-type="float">
            <text:p>1772.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89.59" calcext:value-type="float">
            <text:p>3589.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7.79" calcext:value-type="float">
            <text:p>1767.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31.38" calcext:value-type="float">
            <text:p>3431.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61.9" calcext:value-type="float">
            <text:p>1761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77.54" calcext:value-type="float">
            <text:p>3577.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58.5" calcext:value-type="float">
            <text:p>1758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13.69" calcext:value-type="float">
            <text:p>3413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3.91" calcext:value-type="float">
            <text:p>1753.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53.64" calcext:value-type="float">
            <text:p>3553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47.99" calcext:value-type="float">
            <text:p>1747.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92.8" calcext:value-type="float">
            <text:p>3392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49.27" calcext:value-type="float">
            <text:p>1749.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43.5" calcext:value-type="float">
            <text:p>3543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45.01" calcext:value-type="float">
            <text:p>1745.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79.33" calcext:value-type="float">
            <text:p>3379.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41.84" calcext:value-type="float">
            <text:p>1741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30.07" calcext:value-type="float">
            <text:p>3530.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39.01" calcext:value-type="float">
            <text:p>1739.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0.99" calcext:value-type="float">
            <text:p>3370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8.92" calcext:value-type="float">
            <text:p>1738.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19.14" calcext:value-type="float">
            <text:p>3519.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37.91" calcext:value-type="float">
            <text:p>1737.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57.65" calcext:value-type="float">
            <text:p>3357.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5.21" calcext:value-type="float">
            <text:p>1725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15:20:35.184604876</dc:date>
    <meta:editing-duration>PT5M59S</meta:editing-duration>
    <meta:editing-cycles>1</meta:editing-cycles>
    <meta:document-statistic meta:table-count="1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title svg:x="6.035cm" svg:y="0.316cm" chart:style-name="ch2">
          <text:p>munge_vectors_16</text:p>
        </chart:title>
        <chart:legend chart:legend-position="end" svg:x="12.877cm" svg:y="4.203cm" style:legend-expansion="high" chart:style-name="ch3"/>
        <chart:plot-area chart:style-name="ch4" table:cell-range-address="munge_vectors16.A1:munge_vectors16.B65" chart:data-source-has-labels="both" svg:x="1.33cm" svg:y="1.275cm" svg:width="11.228cm" svg:height="6.569cm">
          <chartooo:coordinate-region svg:x="2.322cm" svg:y="1.474cm" svg:width="10.096cm" svg:height="5.578cm"/>
          <chart:axis chart:dimension="x" chart:name="primary-x" chart:style-name="ch5" chartooo:axis-type="auto">
            <chartooo:date-scale/>
            <chart:title svg:x="6.159cm" svg:y="8.024cm" chart:style-name="ch6">
              <text:p>Alignment</text:p>
            </chart:title>
            <chart:categories table:cell-range-address="munge_vectors16.A1:munge_vectors16.A65"/>
          </chart:axis>
          <chart:axis chart:dimension="y" chart:name="primary-y" chart:style-name="ch5">
            <chart:title svg:x="0.451cm" svg:y="5.066cm" chart:style-name="ch7">
              <text:p>cycles</text:p>
            </chart:title>
            <chart:grid chart:style-name="ch8" chart:class="major"/>
          </chart:axis>
          <chart:series chart:style-name="ch9" chart:values-cell-range-address="munge_vectors16.B1:munge_vectors16.B65" loext:label-string="progression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16.A1:munge_vectors16.A65</svg:desc>
                </draw:g>
              </table:table-cell>
              <table:table-cell office:value-type="float" office:value="1841.37">
                <text:p>1841.37</text:p>
                <draw:g>
                  <svg:desc>munge_vectors16.B1:munge_vectors16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43.44">
                <text:p>3743.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45.57">
                <text:p>1845.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66.56">
                <text:p>3566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35.29">
                <text:p>1835.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20.9">
                <text:p>372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32.79">
                <text:p>1832.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547.26">
                <text:p>3547.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24.17">
                <text:p>1824.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99.05">
                <text:p>3699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22.94">
                <text:p>1822.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539.5">
                <text:p>3539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18.02">
                <text:p>1818.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86.1">
                <text:p>3686.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13.76">
                <text:p>1813.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27.89">
                <text:p>3527.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10.25">
                <text:p>1810.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75.87">
                <text:p>3675.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04.06">
                <text:p>1804.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512.02">
                <text:p>3512.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02.92">
                <text:p>1802.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664.38">
                <text:p>3664.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99.82">
                <text:p>1799.8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98.38">
                <text:p>3498.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99.14">
                <text:p>1799.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644.61">
                <text:p>3644.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92.76">
                <text:p>1792.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476.6">
                <text:p>3476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96.14">
                <text:p>1796.1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28.66">
                <text:p>3628.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87.98">
                <text:p>1787.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63.85">
                <text:p>3463.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85.37">
                <text:p>1785.3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13.96">
                <text:p>3613.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78.9">
                <text:p>1778.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56.38">
                <text:p>3456.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780.84">
                <text:p>1780.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606.77">
                <text:p>3606.7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74.89">
                <text:p>1774.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439.38">
                <text:p>3439.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72.09">
                <text:p>1772.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589.59">
                <text:p>3589.5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67.79">
                <text:p>1767.7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31.38">
                <text:p>3431.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61.9">
                <text:p>1761.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577.54">
                <text:p>3577.5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58.5">
                <text:p>1758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413.69">
                <text:p>3413.6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53.91">
                <text:p>1753.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553.64">
                <text:p>3553.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47.99">
                <text:p>1747.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392.8">
                <text:p>3392.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49.27">
                <text:p>1749.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543.5">
                <text:p>3543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745.01">
                <text:p>1745.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79.33">
                <text:p>3379.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41.84">
                <text:p>1741.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530.07">
                <text:p>3530.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739.01">
                <text:p>1739.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370.99">
                <text:p>3370.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38.92">
                <text:p>1738.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519.14">
                <text:p>3519.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37.91">
                <text:p>1737.9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357.65">
                <text:p>3357.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25.21">
                <text:p>1725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